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35769" officeooo:paragraph-rsid="0013576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35769" officeooo:paragraph-rsid="0013576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3e729" officeooo:paragraph-rsid="0013e72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35769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5769" officeooo:paragraph-rsid="00135769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font-size="12pt" fo:font-weight="normal" officeooo:rsid="00135769" officeooo:paragraph-rsid="00135769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margin-top="0cm" fo:margin-bottom="0cm" loext:contextual-spacing="false"/>
    </style:style>
    <style:style style:name="T1" style:family="text">
      <style:text-properties officeooo:rsid="00135769"/>
    </style:style>
    <style:style style:name="T2" style:family="text">
      <style:text-properties officeooo:rsid="00155744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</text:p>
      <text:p text:style-name="P1"/>
      <text:p text:style-name="P2">let phrase = `Обратные кавычки позволяют встраивать переменные ${str}`;</text:p>
      <text:p text:style-name="P2">alert( `результат: ${1 + 2}` ); // результат: 3</text:p>
      <text:p text:style-name="P2"/>
      <text:p text:style-name="P3">Узнать тип:<text:span text:style-name="T1">Синтаксис оператора: typeof x.</text:span></text:p>
      <text:p text:style-name="P2">let name = 'Pure'</text:p>
      <text:p text:style-name="P2">alert(typeof name); // <text:span text:style-name="T2">string</text:span></text:p>
      <text:p text:style-name="P2"/>
      <text:p text:style-name="P2">Оператор строгого равенства === проверяет равенство без приведения типов.</text:p>
      <text:p text:style-name="P2">Другими словами, если a и b имеют разные типы, то проверка a === b немедленно возвращает false без попытки их преобразования.</text:p>
      <text:p text:style-name="P2">Ещё есть оператор строгого неравенства !==, аналогичный !=.</text:p>
      <text:p text:style-name="P2"/>
      <text:p text:style-name="P2"/>
      <text:p text:style-name="P5">if (year == 2015) {</text:p>
      <text:p text:style-name="P5"><text:s text:c="2"/>alert( "Правильно!" );</text:p>
      <text:p text:style-name="P5">}</text:p>
      <text:p text:style-name="P4"><text:span text:style-name="Source_20_Text"><text:span text:style-name="T4"/></text:span></text:p>
      <text:p text:style-name="Preformatted_20_Text"><text:span text:style-name="Source_20_Text"><text:span text:style-name="T4">if (year == 2015) {</text:span></text:span></text:p>
      <text:p text:style-name="Preformatted_20_Text"><text:span text:style-name="Source_20_Text"><text:span text:style-name="T4"><text:s text:c="2"/>alert( 'Да вы знаток!' );</text:span></text:span></text:p>
      <text:p text:style-name="Preformatted_20_Text"><text:span text:style-name="Source_20_Text"><text:span text:style-name="T4">} else {</text:span></text:span></text:p>
      <text:p text:style-name="Preformatted_20_Text"><text:span text:style-name="Source_20_Text"><text:span text:style-name="T4"><text:s text:c="2"/>alert( 'А вот и неправильно!' );</text:span></text:span></text:p>
      <text:p text:style-name="P7"><text:span text:style-name="Source_20_Text"><text:span text:style-name="T4">}</text:span></text:span></text:p>
      <text:p text:style-name="P5"/>
      <text:p text:style-name="P6"><text:span text:style-name="Source_20_Text"><text:span text:style-name="T3">if (year &lt; 2015) {</text:span></text:span></text:p>
      <text:p text:style-name="Preformatted_20_Text"><text:span text:style-name="Source_20_Text"><text:span text:style-name="T4"><text:s text:c="2"/>alert( 'Это слишком рано...' );</text:span></text:span></text:p>
      <text:p text:style-name="Preformatted_20_Text"><text:span text:style-name="Source_20_Text"><text:span text:style-name="T4">} else if (year &gt; 2015) {</text:span></text:span></text:p>
      <text:p text:style-name="Preformatted_20_Text"><text:span text:style-name="Source_20_Text"><text:span text:style-name="T4"><text:s text:c="2"/>alert( 'Это поздновато' );</text:span></text:span></text:p>
      <text:p text:style-name="Preformatted_20_Text"><text:span text:style-name="Source_20_Text"><text:span text:style-name="T4">} else {</text:span></text:span></text:p>
      <text:p text:style-name="Preformatted_20_Text"><text:span text:style-name="Source_20_Text"><text:span text:style-name="T4"><text:s text:c="2"/>alert( 'Верно!' );</text:span></text:span></text:p>
      <text:p text:style-name="P7"><text:span text:style-name="Source_20_Text"><text:span text:style-name="T4">}</text:span></text:span></text:p>
      <text:p text:style-name="P2"/>
      <text:p text:style-name="P6"><text:span text:style-name="Source_20_Text"><text:span text:style-name="T3">let result = условие ? значение1 : значение2;</text:span></text:span></text:p>
      <text:p text:style-name="P2"><text:span text:style-name="T3">Сначала вычисляется </text:span><text:span text:style-name="Source_20_Text"><text:span text:style-name="T3">условие</text:span></text:span><text:span text:style-name="T3">: если оно истинно, тогда возвращается </text:span><text:span text:style-name="Source_20_Text"><text:span text:style-name="T3">значение1</text:span></text:span><text:span text:style-name="T3">, в противном случае – </text:span><text:span text:style-name="Source_20_Text"><text:span text:style-name="T3">значение2</text:span></text:span><text:span text:style-name="T3">.</text:span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3T18:30:06.357431436</meta:creation-date>
    <dc:date>2021-06-13T21:00:19.690056899</dc:date>
    <meta:editing-duration>PT1H59M20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148" meta:character-count="891" meta:non-whitespace-character-count="756"/>
  </office:meta>
</office:document-meta>
</file>